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ad8ba" officeooo:paragraph-rsid="000ad8ba" style:font-weight-asian="bold" style:font-weight-complex="bold"/>
    </style:style>
    <style:style style:name="P2" style:family="paragraph" style:parent-style-name="Standard">
      <style:text-properties officeooo:rsid="000b736a" officeooo:paragraph-rsid="000b736a"/>
    </style:style>
    <style:style style:name="P3" style:family="paragraph" style:parent-style-name="Standard">
      <style:text-properties fo:font-weight="normal" officeooo:rsid="000ad8ba" officeooo:paragraph-rsid="000ad8ba" style:font-weight-asian="normal" style:font-weight-complex="normal"/>
    </style:style>
    <style:style style:name="P4" style:family="paragraph" style:parent-style-name="Standard">
      <style:text-properties fo:font-weight="normal" officeooo:rsid="000bd727" officeooo:paragraph-rsid="000bd727" style:font-weight-asian="normal" style:font-weight-complex="normal"/>
    </style:style>
    <style:style style:name="P5" style:family="paragraph" style:parent-style-name="Standard">
      <style:text-properties fo:font-weight="normal" officeooo:rsid="000bd727" officeooo:paragraph-rsid="000f783e" style:font-weight-asian="normal" style:font-weight-complex="normal"/>
    </style:style>
    <style:style style:name="P6" style:family="paragraph" style:parent-style-name="Standard">
      <style:text-properties fo:font-weight="normal" officeooo:rsid="000d3d2c" officeooo:paragraph-rsid="000d3d2c" style:font-weight-asian="normal" style:font-weight-complex="normal"/>
    </style:style>
    <style:style style:name="P7" style:family="paragraph" style:parent-style-name="Standard">
      <style:text-properties fo:font-weight="normal" officeooo:rsid="000f783e" officeooo:paragraph-rsid="000f783e" style:font-weight-asian="normal" style:font-weight-complex="normal"/>
    </style:style>
    <style:style style:name="P8" style:family="paragraph" style:parent-style-name="Standard">
      <style:text-properties fo:font-weight="normal" officeooo:rsid="0011a867" officeooo:paragraph-rsid="0011a867" style:font-weight-asian="normal" style:font-weight-complex="normal"/>
    </style:style>
    <style:style style:name="P9" style:family="paragraph" style:parent-style-name="Standard">
      <style:text-properties fo:font-weight="normal" officeooo:rsid="00123d87" officeooo:paragraph-rsid="0011a867" style:font-weight-asian="normal" style:font-weight-complex="normal"/>
    </style:style>
    <style:style style:name="P10" style:family="paragraph" style:parent-style-name="Standard">
      <style:text-properties fo:font-weight="normal" officeooo:rsid="0013aa48" officeooo:paragraph-rsid="0013aa4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d3d2c" style:font-weight-asian="normal" style:font-weight-complex="normal"/>
    </style:style>
    <style:style style:name="T3" style:family="text">
      <style:text-properties fo:language="hu" fo:country="HU" fo:font-weight="normal" style:font-weight-asian="normal" style:font-weight-complex="normal"/>
    </style:style>
    <style:style style:name="T4" style:family="text">
      <style:text-properties officeooo:rsid="000d3d2c"/>
    </style:style>
    <style:style style:name="T5" style:family="text">
      <style:text-properties officeooo:rsid="000f0ac9"/>
    </style:style>
    <style:style style:name="T6" style:family="text">
      <style:text-properties officeooo:rsid="001086b6"/>
    </style:style>
    <style:style style:name="T7" style:family="text">
      <style:text-properties officeooo:rsid="0011a867"/>
    </style:style>
    <style:style style:name="T8" style:family="text">
      <style:text-properties officeooo:rsid="00123d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 und Kontra: Benachteiligung von Nichtgeimpften</text:p>
      <text:p text:style-name="P3"/>
      <text:p text:style-name="P3">Stadtrat Peter Hacker schlägt nun vor, dass nur noch Geimpfte <text:span text:style-name="T5">Tätigkeiten e</text:span>rledigen dürfen, wie ins Kaffeehaus gehen oder Fitnesscenter betreten, sowie benutzen. Dies sei eine gute Idee angesichts der Impfungsrate, aber eine schlechte angesichts der Freiheit für „Immunisierungsunwillige“, meine Gerald John.</text:p>
      <text:p text:style-name="P3"/>
      <text:p text:style-name="P2"><text:span text:style-name="T3">András</text:span><text:span text:style-name="T1"> </text:span><text:span text:style-name="T3">Szigetvari</text:span><text:span text:style-name="T1"> frage wie weit man gehen dürfe mit dem Druck sich impfen zu lassen. Schließlich seien über 650.000 Menschen von </text:span><text:span text:style-name="T2">Covid</text:span><text:span text:style-name="T1"> genesen und dürfen nicht die selben Vorteile genießen wie Geimpfte. Würde diese „Ein-G-Regel“ umgesetzt werden, könne damit gerechnet werden, dass die Gesellschaft aus weniger Menschen bestehen würden, aufgrund vom Ausschließen, ebenso wie das Ausfallen von Gästen in der Gastronomie und von Fitnesscentern.</text:span></text:p>
      <text:p text:style-name="P4"/>
      <text:p text:style-name="P6">Wenn die Regel eingeführt wird, stehen gute Chancen, dass sich weitere Infektionswellen in ihrem Ausmaß verringern und die von Covid-Patienten belegten <text:span text:style-name="T5">Betten der Intensivstationen </text:span>sich reduzieren können. <text:span text:style-name="T5">Somit stehen mehr Betten für Menschen frei, die auf die Intensivstation müssen. Damit würden die vorhandenen Kapazitäten bei weitem besser genützt werden.</text:span></text:p>
      <text:p text:style-name="P6"/>
      <text:p text:style-name="P5">Mit sich zieht diese „Ein-G-Regel“ aber auch das Problem, dass genesene Ungei<text:span text:style-name="T4">mpfte – trotz wahrscheinlich selbem Schutzniveau – keine Berechtigungen dazu bekommen einmal in ein Restaurant essen zu gehen, wenn die Gelüste nach etwas anderem als schreien als zuhause vorhanden ist.</text:span></text:p>
      <text:p text:style-name="P7"/>
      <text:p text:style-name="P7">Es wäre das Selbe wie bei denjenigen, die nicht gegen Masern geimpft sind, aber die Krankheit einmal bereits durchgestanden haben. Wobei der Unterschied darin liegen würde, dass die Genesenen nicht den äquivalenten Status erzielen von Geimpften. Der Sinn hinter der „Ein-G-Regel“ ist für viele nicht nachvollziehbar, da keine gängigen Krankheiten mit gleichen Regelungen existieren. <text:span text:style-name="T6">Menschen die aktiv einen Befall von Masern erleben dürfen nicht an der Gesellschaft teilnehmen um andere zu schützen, doch aber sind die Genesenen mit den Geimpften gleich gestellt. Nicht so wie </text:span><text:span text:style-name="T7">es</text:span><text:span text:style-name="T6"> beim Eintritt dieser Regel </text:span><text:span text:style-name="T7">wäre</text:span><text:span text:style-name="T6">.</text:span></text:p>
      <text:p text:style-name="P7"/>
      <text:p text:style-name="P8">Ebenso muss man verstehen, dass eine Krankheit mithilfe von Impfungen aussterben und auch nur dann, wenn ein hoher Anteil an Menschen dagegen geimpft ist. <text:span text:style-name="T8">Einige Krankheiten wurden fast ausgerottet durch hohe Impfquoten, doch brachen wieder aus aufgrund von zunehmender Impfskepsis. Populäres Beispiel stellen die Masern dar, die fast ausgerottet wurden, aber in den letzten Jahren die Impfquote zurückging und dadurch wieder „belebt“ wurden.</text:span></text:p>
      <text:p text:style-name="P9"/>
      <text:p text:style-name="P10">Die Regierung Österreichs hat in den vergangenen Monaten das Vertrauen zum Volk minimiert und versucht nun mit härteren Maßnahmen die Impfquote zu erhöhen. Auch einer Regierung kann man wieder verzeihen zu einem gewissen Grad und etwas Vertrauen in sie setzen, so wie man es auch bei einem Kind tut, welches einen anlü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7T06:59:39.901000000</meta:creation-date>
    <dc:date>2021-09-27T23:28:13.720000000</dc:date>
    <meta:editing-duration>PT19M</meta:editing-duration>
    <meta:editing-cycles>4</meta:editing-cycles>
    <meta:generator>LibreOffice/7.2.1.2$Windows_X86_64 LibreOffice_project/87b77fad49947c1441b67c559c339af8f3517e22</meta:generator>
    <dc:creator>Thomas Kefer</dc:creator>
    <meta:document-statistic meta:table-count="0" meta:image-count="0" meta:object-count="0" meta:page-count="1" meta:paragraph-count="8" meta:word-count="405" meta:character-count="2815" meta:non-whitespace-character-count="2416"/>
  </office:meta>
</office:document-meta>
</file>